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00f877" officeooo:paragraph-rsid="0000f877"/>
    </style:style>
    <style:style style:name="P2" style:family="paragraph" style:parent-style-name="Standard">
      <style:paragraph-properties fo:text-align="justify" style:justify-single-word="false"/>
      <style:text-properties style:font-name="arial" officeooo:rsid="0002eef9" officeooo:paragraph-rsid="0002eef9"/>
    </style:style>
    <style:style style:name="P3" style:family="paragraph" style:parent-style-name="Standard">
      <style:paragraph-properties fo:margin-top="0in" fo:margin-bottom="0.25in" loext:contextual-spacing="false" fo:text-align="justify" style:justify-single-word="false" style:writing-mode="page"/>
      <style:text-properties style:font-name="arial" fo:font-size="16pt" fo:font-weight="bold" officeooo:rsid="0000f877" officeooo:paragraph-rsid="0000f877" style:font-size-asian="16pt" style:font-weight-asian="bold" style:font-size-complex="16pt" style:font-weight-complex="bold"/>
    </style:style>
    <style:style style:name="P4"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5" style:family="paragraph" style:parent-style-name="Preformatted_20_Text">
      <style:paragraph-properties fo:text-align="justify" style:justify-single-word="false"/>
      <style:text-properties fo:color="#000000" style:font-name="DejaVu Sans Mono" fo:font-size="9pt" officeooo:rsid="0002eef9" officeooo:paragraph-rsid="0002eef9"/>
    </style:style>
    <style:style style:name="P6" style:family="paragraph" style:parent-style-name="Preformatted_20_Text">
      <loext:graphic-properties draw:fill="solid" draw:fill-color="#ffffff" draw:opacity="100%"/>
      <style:paragraph-properties fo:background-color="#ffffff"/>
      <style:text-properties fo:color="#000000"/>
    </style:style>
    <style:style style:name="P7" style:family="paragraph" style:parent-style-name="Preformatted_20_Text">
      <loext:graphic-properties draw:fill="solid" draw:fill-color="#ffffff" draw:opacity="100%"/>
      <style:paragraph-properties fo:text-align="justify" style:justify-single-word="false" fo:background-color="#ffffff"/>
      <style:text-properties fo:color="#000000"/>
    </style:style>
    <style:style style:name="P8" style:family="paragraph" style:parent-style-name="Preformatted_20_Text">
      <loext:graphic-properties draw:fill="solid" draw:fill-color="#ffffff" draw:opacity="100%"/>
      <style:paragraph-properties fo:background-color="#ffffff"/>
      <style:text-properties fo:color="#000000" officeooo:paragraph-rsid="00050bff"/>
    </style:style>
    <style:style style:name="P9"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DejaVu Sans Mono"/>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style>
    <style:style style:name="P1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officeooo:paragraph-rsid="0018b12e"/>
    </style:style>
    <style:style style:name="P1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13"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04981b" officeooo:paragraph-rsid="0004981b" style:font-size-asian="10.5pt" style:font-size-complex="12pt"/>
    </style:style>
    <style:style style:name="P14"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0577f8" officeooo:paragraph-rsid="000577f8" style:font-size-asian="10.5pt" style:font-size-complex="12pt"/>
    </style:style>
    <style:style style:name="P15"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0bf0ab" officeooo:paragraph-rsid="000bf0ab" style:font-size-asian="10.5pt" style:font-size-complex="12pt"/>
    </style:style>
    <style:style style:name="P16"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0fe0ad" officeooo:paragraph-rsid="0018b12e" style:font-size-asian="10.5pt" style:font-size-complex="12pt"/>
    </style:style>
    <style:style style:name="P17"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143a7c" officeooo:paragraph-rsid="00143a7c" style:font-size-asian="10.5pt" style:font-size-complex="12pt"/>
    </style:style>
    <style:style style:name="P18"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1521d0" officeooo:paragraph-rsid="001521d0" style:font-size-asian="10.5pt" style:font-size-complex="12pt"/>
    </style:style>
    <style:style style:name="P19"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175b59" officeooo:paragraph-rsid="00175b59" style:font-size-asian="10.5pt" style:font-size-complex="12pt"/>
    </style:style>
    <style:style style:name="P20"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18a76b" officeooo:paragraph-rsid="0018a76b" style:font-size-asian="10.5pt" style:font-size-complex="12pt"/>
    </style:style>
    <style:style style:name="P21"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1bd0f4" officeooo:paragraph-rsid="001bd0f4" style:font-size-asian="10.5pt" style:font-size-complex="12pt"/>
    </style:style>
    <style:style style:name="P22"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paragraph-rsid="000fe0ad"/>
    </style:style>
    <style:style style:name="P23"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writing-mode="page"/>
      <style:text-properties fo:color="#000000" style:font-name="DejaVu Sans Mono" fo:font-size="9pt" officeooo:rsid="00143a7c" officeooo:paragraph-rsid="00143a7c" style:font-size-asian="10.5pt" style:font-size-complex="12pt"/>
    </style:style>
    <style:style style:name="P24"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writing-mode="page"/>
      <style:text-properties fo:color="#000000" style:font-name="DejaVu Sans Mono" fo:font-size="9pt" officeooo:rsid="000577f8" officeooo:paragraph-rsid="000577f8" style:font-size-asian="10.5pt" style:font-size-complex="12pt"/>
    </style:style>
    <style:style style:name="P25"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writing-mode="page"/>
      <style:text-properties fo:color="#000000" style:font-name="DejaVu Sans Mono" fo:font-size="9pt" officeooo:rsid="0004981b" officeooo:paragraph-rsid="0004981b" style:font-size-asian="10.5pt" style:font-size-complex="12pt"/>
    </style:style>
    <style:style style:name="P26"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writing-mode="page"/>
      <style:text-properties fo:color="#000000" style:font-name="DejaVu Sans Mono" fo:font-size="9pt" officeooo:rsid="000bf0ab" officeooo:paragraph-rsid="000bf0ab" style:font-size-asian="10.5pt" style:font-size-complex="12pt"/>
    </style:style>
    <style:style style:name="P27"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DejaVu Sans Mono" fo:font-size="9pt"/>
    </style:style>
    <style:style style:name="P28"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style>
    <style:style style:name="P29"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officeooo:paragraph-rsid="00050bff"/>
    </style:style>
    <style:style style:name="P30"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style:font-name="DejaVu Sans Mono" fo:font-size="9pt"/>
    </style:style>
    <style:style style:name="P31"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writing-mode="page"/>
      <style:text-properties fo:color="#808000" style:font-name="DejaVu Sans Mono" fo:font-size="9pt" officeooo:rsid="000fe0ad" officeooo:paragraph-rsid="0018b12e" style:font-size-asian="10.5pt" style:font-size-complex="12pt"/>
    </style:style>
    <style:style style:name="P32" style:family="paragraph" style:parent-style-name="Preformatted_20_Text">
      <loext:graphic-properties draw:fill="solid" draw:fill-color="#ffffff" draw:opacity="100%"/>
      <style:paragraph-properties fo:margin-top="0in" fo:margin-bottom="0.25in" loext:contextual-spacing="false" fo:background-color="#ffffff" style:writing-mode="page"/>
      <style:text-properties style:font-name="DejaVu Sans Mono" fo:font-size="9pt" officeooo:paragraph-rsid="001a1de4"/>
    </style:style>
    <style:style style:name="T1" style:family="text">
      <style:text-properties officeooo:rsid="00026e9a"/>
    </style:style>
    <style:style style:name="T2" style:family="text">
      <style:text-properties officeooo:rsid="0002eef9"/>
    </style:style>
    <style:style style:name="T3" style:family="text">
      <style:text-properties fo:color="#000080"/>
    </style:style>
    <style:style style:name="T4" style:family="text">
      <style:text-properties fo:color="#000080" fo:font-weight="bold"/>
    </style:style>
    <style:style style:name="T5" style:family="text">
      <style:text-properties fo:color="#000080" style:font-name="DejaVu Sans Mono" fo:font-size="9pt" fo:font-weight="bold"/>
    </style:style>
    <style:style style:name="T6" style:family="text">
      <style:text-properties fo:color="#000080" fo:font-size="9pt" fo:font-weight="bold"/>
    </style:style>
    <style:style style:name="T7" style:family="text">
      <style:text-properties fo:color="#0000ff"/>
    </style:style>
    <style:style style:name="T8" style:family="text">
      <style:text-properties fo:color="#0000ff" fo:font-weight="bold"/>
    </style:style>
    <style:style style:name="T9" style:family="text">
      <style:text-properties fo:color="#0000ff" style:font-name="DejaVu Sans Mono" fo:font-size="9pt"/>
    </style:style>
    <style:style style:name="T10" style:family="text">
      <style:text-properties fo:color="#0000ff" style:font-name="DejaVu Sans Mono" fo:font-size="9pt" fo:font-weight="bold"/>
    </style:style>
    <style:style style:name="T11" style:family="text">
      <style:text-properties fo:color="#008000"/>
    </style:style>
    <style:style style:name="T12" style:family="text">
      <style:text-properties fo:color="#008000" fo:font-weight="bold"/>
    </style:style>
    <style:style style:name="T13" style:family="text">
      <style:text-properties fo:color="#008000" style:font-name="DejaVu Sans Mono" fo:font-size="9pt" fo:font-weight="bold"/>
    </style:style>
    <style:style style:name="T14" style:family="text">
      <style:text-properties style:font-name="DejaVu Sans Mono" fo:font-size="9pt"/>
    </style:style>
    <style:style style:name="T15" style:family="text">
      <style:text-properties style:font-name="DejaVu Sans Mono" fo:font-size="9pt" fo:font-style="italic"/>
    </style:style>
    <style:style style:name="T16" style:family="text">
      <style:text-properties fo:color="#000000"/>
    </style:style>
    <style:style style:name="T17" style:family="text">
      <style:text-properties fo:color="#000000" fo:font-size="9pt"/>
    </style:style>
    <style:style style:name="T18" style:family="text">
      <style:text-properties fo:color="#000000" style:font-name="DejaVu Sans Mono" fo:font-size="9pt"/>
    </style:style>
    <style:style style:name="T19" style:family="text">
      <style:text-properties fo:color="#000000" style:font-name="DejaVu Sans Mono" fo:font-size="9pt" fo:background-color="#e4e4ff" loext:char-shading-value="0"/>
    </style:style>
    <style:style style:name="T20" style:family="text">
      <style:text-properties officeooo:rsid="00050bff"/>
    </style:style>
    <style:style style:name="T21" style:family="text">
      <style:text-properties fo:color="#660e7a" style:font-name="DejaVu Sans Mono" fo:font-size="9pt" fo:font-weight="bold"/>
    </style:style>
    <style:style style:name="T22" style:family="text">
      <style:text-properties fo:color="#660e7a" style:font-name="DejaVu Sans Mono" fo:font-size="9pt" fo:font-style="italic" fo:font-weight="bold"/>
    </style:style>
    <style:style style:name="T23" style:family="text">
      <style:text-properties fo:color="#660e7a" fo:font-style="italic" fo:font-weight="bold"/>
    </style:style>
    <style:style style:name="T24" style:family="text">
      <style:text-properties fo:color="#660e7a" fo:font-weight="bold"/>
    </style:style>
    <style:style style:name="T25" style:family="text">
      <style:text-properties officeooo:rsid="000773cc"/>
    </style:style>
    <style:style style:name="T26" style:family="text">
      <style:text-properties fo:background-color="#e4e4ff" loext:char-shading-value="0"/>
    </style:style>
    <style:style style:name="T27" style:family="text">
      <style:text-properties style:text-underline-style="none" officeooo:rsid="000773cc"/>
    </style:style>
    <style:style style:name="T28" style:family="text">
      <style:text-properties officeooo:rsid="000d37b4"/>
    </style:style>
    <style:style style:name="T29" style:family="text">
      <style:text-properties officeooo:rsid="001062cb"/>
    </style:style>
    <style:style style:name="T30" style:family="text">
      <style:text-properties officeooo:rsid="000fe0ad" style:font-size-asian="10.5pt" style:font-size-complex="12pt"/>
    </style:style>
    <style:style style:name="T31" style:family="text">
      <style:text-properties officeooo:rsid="00143a7c" style:font-size-asian="10.5pt" style:font-size-complex="12pt"/>
    </style:style>
    <style:style style:name="T32" style:family="text">
      <style:text-properties officeooo:rsid="001589e0"/>
    </style:style>
    <style:style style:name="T33" style:family="text">
      <style:text-properties officeooo:rsid="0018b12e"/>
    </style:style>
    <style:style style:name="T34" style:family="text">
      <style:text-properties fo:color="#808080"/>
    </style:style>
    <style:style style:name="T35" style:family="text">
      <style:text-properties fo:color="#808080" style:font-name="DejaVu Sans Mono" fo:font-size="9pt" fo:font-style="italic"/>
    </style:style>
    <style:style style:name="T36" style:family="text">
      <style:text-properties officeooo:rsid="001c4662"/>
    </style:style>
    <style:style style:name="T37" style:family="text">
      <style:text-properties officeooo:rsid="001cfb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ustom View</text:p>
      <text:p text:style-name="P1">Đôi khi ta cần phải tạo các lớp View thỏa yêu cầu mà không có sẵn trong SDK. Khi đó ta cần phải tạo ra một view riêng của mình.</text:p>
      <text:p text:style-name="P1"><text:span text:style-name="T2">1. </text:span>Đầu tiên ta cần phải tạo một lớp mới kế thừa lại lớp View - lớp cơ sở của tất cả các view trong hệ thống, <text:span text:style-name="T1">cung cấp tối thiểu constructor với hai tham số Context và AttributeSet (lấy kết quả xml).</text:span></text:p>
      <text:p text:style-name="P2">2. Ta khai báo các thuộc tính xml có thể có của View riêng mà chúng ta tạo. Ta tạo file attrs.xml trong res/values/ (không bắt buộc nhưng là quy ước), khai báo thành phần &lt;declare-styleable&gt; trong đó. Trong thành phần này, ta chứa các tag attr là từng thuộc tính mà chúng ta muốn có.</text:p>
      <text:p text:style-name="P2"/>
      <text:p text:style-name="P5">&lt;<text:span text:style-name="T4">declare-styleable </text:span><text:span text:style-name="T8">name=</text:span><text:span text:style-name="T12">"CircleView"</text:span>&gt;</text:p>
      <text:p text:style-name="P7"><text:s text:c="4"/><text:span text:style-name="T14">&lt;</text:span><text:span text:style-name="T5">attr </text:span><text:span text:style-name="T10">name=</text:span><text:span text:style-name="T13">"circleColor" </text:span><text:span text:style-name="T10">format=</text:span><text:span text:style-name="T13">"color" </text:span><text:span text:style-name="T14">/&gt;</text:span></text:p>
      <text:p text:style-name="P7"><text:s text:c="4"/><text:span text:style-name="T14">&lt;</text:span><text:span text:style-name="T5">attr </text:span><text:span text:style-name="T10">name=</text:span><text:span text:style-name="T13">"circleLabel" </text:span><text:span text:style-name="T10">format=</text:span><text:span text:style-name="T13">"string" </text:span><text:span text:style-name="T14">/&gt;</text:span></text:p>
      <text:p text:style-name="P7"><text:s text:c="4"/><text:span text:style-name="T14">&lt;</text:span><text:span text:style-name="T5">attr </text:span><text:span text:style-name="T10">name=</text:span><text:span text:style-name="T13">"labelColor" </text:span><text:span text:style-name="T10">format=</text:span><text:span text:style-name="T13">"color" </text:span><text:span text:style-name="T14">/&gt;</text:span></text:p>
      <text:p text:style-name="P7"><text:s text:c="4"/><text:span text:style-name="T14">&lt;</text:span><text:span text:style-name="T5">attr </text:span><text:span text:style-name="T10">name=</text:span><text:span text:style-name="T13">"circleSize" </text:span><text:span text:style-name="T10">format=</text:span><text:span text:style-name="T13">"enum"</text:span><text:span text:style-name="T14">&gt;</text:span></text:p>
      <text:p text:style-name="P7"><text:s text:c="8"/><text:span text:style-name="T14">&lt;</text:span><text:span text:style-name="T5">enum </text:span><text:span text:style-name="T10">name=</text:span><text:span text:style-name="T13">"small" </text:span><text:span text:style-name="T10">value=</text:span><text:span text:style-name="T13">"1" </text:span><text:span text:style-name="T14">/&gt;</text:span></text:p>
      <text:p text:style-name="P7"><text:s text:c="8"/><text:span text:style-name="T14">&lt;</text:span><text:span text:style-name="T5">enum </text:span><text:span text:style-name="T10">name=</text:span><text:span text:style-name="T13">"medium" </text:span><text:span text:style-name="T10">value=</text:span><text:span text:style-name="T13">"2" </text:span><text:span text:style-name="T14">/&gt;</text:span></text:p>
      <text:p text:style-name="P7"><text:s text:c="8"/><text:span text:style-name="T14">&lt;</text:span><text:span text:style-name="T5">enum </text:span><text:span text:style-name="T10">name=</text:span><text:span text:style-name="T13">"large" </text:span><text:span text:style-name="T10">value=</text:span><text:span text:style-name="T13">"3" </text:span><text:span text:style-name="T14">/&gt;</text:span></text:p>
      <text:p text:style-name="P7"><text:s text:c="4"/><text:span text:style-name="T14">&lt;/</text:span><text:span text:style-name="T5">attr</text:span><text:span text:style-name="T14">&gt;</text:span></text:p>
      <text:p text:style-name="P9"><text:span text:style-name="T17">&lt;/</text:span><text:span text:style-name="T6">declare-styleable</text:span><text:span text:style-name="T17">&gt;</text:span></text:p>
      <text:p text:style-name="P13">3. Khai báo View mới này trog activity layout mà ta muốn. <text:span text:style-name="T20">Việc khai báo View tương tự như các widget khác (TextView, Button,…). Ngoài ra, ta cần phải khai báo domain xmlns:custom=”</text:span><text:a xlink:type="simple" xlink:href="http://schemas.android.com/apk/res-auto" text:style-name="Internet_20_link" text:visited-style-name="Visited_20_Internet_20_Link"><text:span text:style-name="T20">http://schemas.android.com/apk/res-auto</text:span></text:a><text:span text:style-name="T20">” và khai báo các thuộc tính ta định nghĩa ở bước 2 với domain này.</text:span></text:p>
      <text:p text:style-name="P25">&lt;<text:span text:style-name="T4">tcd.training.com.trainingproject.CustomView.CircleView</text:span></text:p>
      <text:p text:style-name="P29"><text:span text:style-name="T3"><text:s text:c="4"/></text:span><text:span text:style-name="T13">...</text:span></text:p>
      <text:p text:style-name="P8"><text:span text:style-name="T11"><text:s text:c="4"/></text:span><text:span text:style-name="T21">custom</text:span><text:span text:style-name="T10">:circleColor=</text:span><text:span text:style-name="T13">"@android:color/holo_blue_light"</text:span></text:p>
      <text:p text:style-name="P6"><text:span text:style-name="T11"><text:s text:c="4"/></text:span><text:span text:style-name="T21">custom</text:span><text:span text:style-name="T10">:circleLabel=</text:span><text:span text:style-name="T13">"Testing"</text:span></text:p>
      <text:p text:style-name="P6"><text:span text:style-name="T11"><text:s text:c="4"/></text:span><text:span text:style-name="T21">custom</text:span><text:span text:style-name="T10">:labelColor=</text:span><text:span text:style-name="T13">"@android:color/white"</text:span></text:p>
      <text:p text:style-name="P12"><text:span text:style-name="T11"><text:s text:c="4"/></text:span><text:span text:style-name="T21">custom</text:span><text:span text:style-name="T10">:circleSize=</text:span><text:span text:style-name="T13">"medium"</text:span><text:span text:style-name="T14">/&gt;</text:span></text:p>
      <text:p text:style-name="P14">4. <text:span text:style-name="T25">Sử dụng các giá trị được khai báo trong file xml trong constructor của lớp View. Ta sử dụng TypedArray để lấy các giá trị này qua hàm obtainStyledAttributes. Một điểm cần phải lưu ý là TypedArray là tài nguyên dùng chung nên cần được recycle sau khi sử </text:span><text:span text:style-name="T27">dụng.</text:span></text:p>
      <text:p text:style-name="P24"><text:span text:style-name="T26">TypedArray</text:span> a = context.getTheme().obtainStyledAttributes(attrs, R.styleable.<text:span text:style-name="T23">CircleView</text:span>, <text:span text:style-name="T7">0</text:span>, <text:span text:style-name="T7">0</text:span>);</text:p>
      <text:p text:style-name="P27"><text:span text:style-name="T4">try </text:span>{</text:p>
      <text:p text:style-name="P28"><text:s text:c="4"/><text:span text:style-name="T21">mCircleColor </text:span><text:span text:style-name="T14">= a.getInteger(R.styleable.</text:span><text:span text:style-name="T22">CircleView_circleColor</text:span><text:span text:style-name="T14">, </text:span><text:span text:style-name="T9">0</text:span><text:span text:style-name="T14">);</text:span></text:p>
      <text:p text:style-name="P28"><text:s text:c="4"/><text:span text:style-name="T21">mCircleLabel </text:span><text:span text:style-name="T14">= a.getString(R.styleable.</text:span><text:span text:style-name="T22">CircleView_circleLabel</text:span><text:span text:style-name="T14">);</text:span></text:p>
      <text:p text:style-name="P28"><text:s text:c="4"/><text:span text:style-name="T21">mLabelColor </text:span><text:span text:style-name="T14">= a.getInteger(R.styleable.</text:span><text:span text:style-name="T22">CircleView_labelColor</text:span><text:span text:style-name="T14">, </text:span><text:span text:style-name="T9">0</text:span><text:span text:style-name="T14">);</text:span></text:p>
      <text:p text:style-name="P28"><text:s text:c="4"/><text:span text:style-name="T21">mCircleSize </text:span><text:span text:style-name="T14">= a.getInteger(R.styleable.</text:span><text:span text:style-name="T22">CircleView_circleSize</text:span><text:span text:style-name="T14">, </text:span><text:span text:style-name="T9">0</text:span><text:span text:style-name="T14">);</text:span></text:p>
      <text:p text:style-name="P27">} <text:span text:style-name="T4">finally </text:span>{</text:p>
      <text:p text:style-name="P28"><text:s text:c="4"/><text:span text:style-name="T14">a.recycle();</text:span></text:p>
      <text:p text:style-name="P10">}</text:p>
      <text:p text:style-name="P15">5. Cung cấp cần hàm getter cho setter cho các biến giá trị. <text:span text:style-name="T28">Cần lưu ý cần phải cập nhật lại giao diện khi các giá trị được thay đổi (các hàm setter). </text:span></text:p>
      <text:p text:style-name="P26"><text:span text:style-name="T4">public int </text:span>getCircleColor() {</text:p>
      <text:p text:style-name="P28"><text:s text:c="4"/><text:span text:style-name="T5">return </text:span><text:span text:style-name="T21">mCircleColor</text:span><text:span text:style-name="T14">;</text:span></text:p>
      <text:p text:style-name="P4">}</text:p>
      <text:p text:style-name="P4"><text:span text:style-name="T4">public void </text:span>setCircleColor(<text:span text:style-name="T4">int </text:span>circleColor) {</text:p>
      <text:p text:style-name="P6"><text:s text:c="4"/><text:span text:style-name="T5">this</text:span><text:span text:style-name="T14">.</text:span><text:span text:style-name="T21">mCircleColor </text:span><text:span text:style-name="T14">= circleColor;</text:span></text:p>
      <text:p text:style-name="P6"><text:soft-page-break/><text:s text:c="4"/><text:span text:style-name="T14">invalidate();</text:span></text:p>
      <text:p text:style-name="P6"><text:s text:c="4"/><text:span text:style-name="T14">requestLayout();</text:span></text:p>
      <text:p text:style-name="P11">}</text:p>
      <text:p text:style-name="P16"><text:span text:style-name="T33">6</text:span>. <text:span text:style-name="T33">Xử lý tính toán kích thước của View bằng việc override onSizeChanged. Hàm này được gọi khi lần đầu tạo kích thước của View (oldw và oldh là 0), hoặc khi kích thước của view bị thay đổi (oldw và oldh là kích thước cũ, w và h là kích thước mới). </text:span></text:p>
      <text:p text:style-name="P31">@Override</text:p>
      <text:p text:style-name="P27"><text:span text:style-name="T4">protected void </text:span>onSizeChanged(<text:span text:style-name="T4">int </text:span>w, <text:span text:style-name="T4">int </text:span>h, <text:span text:style-name="T4">int </text:span>oldw, <text:span text:style-name="T4">int </text:span>oldh) {</text:p>
      <text:p text:style-name="P28"><text:s text:c="4"/><text:span text:style-name="T5">super</text:span><text:span text:style-name="T14">.onSizeChanged(w, h, oldw, oldh);</text:span></text:p>
      <text:p text:style-name="P28"><text:s text:c="4"/><text:span text:style-name="T35">// Account for padding</text:span></text:p>
      <text:p text:style-name="P28"><text:span text:style-name="T34"><text:s text:c="4"/></text:span><text:span text:style-name="T5">float </text:span><text:span text:style-name="T14">xpad = (</text:span><text:span text:style-name="T5">float</text:span><text:span text:style-name="T14">)(getPaddingLeft() + getPaddingRight());</text:span></text:p>
      <text:p text:style-name="P28"><text:s text:c="4"/><text:span text:style-name="T5">float </text:span><text:span text:style-name="T14">ypad = (</text:span><text:span text:style-name="T5">float</text:span><text:span text:style-name="T14">)(getPaddingTop() + getPaddingBottom());</text:span></text:p>
      <text:p text:style-name="P28"><text:s text:c="4"/><text:span text:style-name="T21">centerX </text:span><text:span text:style-name="T14">= ((</text:span><text:span text:style-name="T5">float</text:span><text:span text:style-name="T14">)w - xpad) / </text:span><text:span text:style-name="T9">2</text:span><text:span text:style-name="T14">;</text:span></text:p>
      <text:p text:style-name="P28"><text:s text:c="4"/><text:span text:style-name="T21">centerY </text:span><text:span text:style-name="T14">= ((</text:span><text:span text:style-name="T5">float</text:span><text:span text:style-name="T14">)h - ypad) / </text:span><text:span text:style-name="T9">2</text:span><text:span text:style-name="T14">;</text:span></text:p>
      <text:p text:style-name="P28"><text:s text:c="4"/><text:span text:style-name="T35">// Figure out how big we can make the circle</text:span></text:p>
      <text:p text:style-name="P28"><text:span text:style-name="T34"><text:s text:c="4"/></text:span><text:span text:style-name="T21">radius </text:span><text:span text:style-name="T14">= Math.</text:span><text:span text:style-name="T15">min</text:span><text:span text:style-name="T14">(</text:span><text:span text:style-name="T21">centerX</text:span><text:span text:style-name="T14">, </text:span><text:span text:style-name="T21">centerY</text:span><text:span text:style-name="T14">);</text:span></text:p>
      <text:p text:style-name="P28"><text:s text:c="4"/><text:span text:style-name="T5">switch </text:span><text:span text:style-name="T14">(</text:span><text:span text:style-name="T21">mCircleSize</text:span><text:span text:style-name="T14">) {</text:span></text:p>
      <text:p text:style-name="P28"><text:s text:c="8"/><text:span text:style-name="T5">case </text:span><text:span text:style-name="T9">1</text:span><text:span text:style-name="T14">: </text:span><text:span text:style-name="T21">radius </text:span><text:span text:style-name="T14">/= </text:span><text:span text:style-name="T9">2</text:span><text:span text:style-name="T14">; </text:span><text:span text:style-name="T5">break</text:span><text:span text:style-name="T14">;</text:span></text:p>
      <text:p text:style-name="P28"><text:s text:c="8"/><text:span text:style-name="T5">case </text:span><text:span text:style-name="T9">2</text:span><text:span text:style-name="T14">: </text:span><text:span text:style-name="T21">radius </text:span><text:span text:style-name="T14">= </text:span><text:span text:style-name="T21">radius </text:span><text:span text:style-name="T14">* </text:span><text:span text:style-name="T9">2 </text:span><text:span text:style-name="T14">/ </text:span><text:span text:style-name="T9">3</text:span><text:span text:style-name="T14">; </text:span><text:span text:style-name="T5">break</text:span><text:span text:style-name="T14">;</text:span></text:p>
      <text:p text:style-name="P28"><text:s text:c="8"/><text:span text:style-name="T5">case </text:span><text:span text:style-name="T9">3</text:span><text:span text:style-name="T14">: </text:span><text:span text:style-name="T5">break</text:span><text:span text:style-name="T14">;</text:span></text:p>
      <text:p text:style-name="P28"><text:s text:c="4"/><text:span text:style-name="T14">}</text:span></text:p>
      <text:p text:style-name="P32"><text:span text:style-name="T16">}</text:span></text:p>
      <text:p text:style-name="P21">Ngoài ra, trong documentation có đề cập nếu muốn làm chi tiết hơn nữa có thể override onMeasure. <text:span text:style-name="T37">Hàm này cho ta biết kích thước mà view cha muốn cho view riêng.</text:span></text:p>
      <text:p text:style-name="P16"><text:span text:style-name="T33">7.</text:span> Thực hiện hàm onDraw. Đây là bước quan trọng nhất trong việc hiển thị View. Để <text:span text:style-name="T29">thực hiện ta cần 2 biến, 1 là Canvas (được truyền vào), 1 là Paint (tự tạo). Canvas sẽ lo việc vẽ cái gì, Paint sẽ lo việc vẽ như thế nào. Ví dụ như canvas lo việc vẽ hình vuông, trong khi Paint sẽ lo về màu sắc, kiểu stroke, font chữ,…</text:span></text:p>
      <text:p text:style-name="P22"><text:span text:style-name="T30">Đầu tiên </text:span><text:span text:style-name="T31">ta cần tạo ra đối tượng Paint: </text:span><text:span text:style-name="T21">circlePaint </text:span><text:span text:style-name="T18">= </text:span><text:span text:style-name="T5">new </text:span><text:span text:style-name="T19">Paint</text:span><text:span text:style-name="T18">();</text:span></text:p>
      <text:p text:style-name="P17">Sau đó tiến hành việc vẽ thứ ta cần</text:p>
      <text:p text:style-name="P23"><text:span text:style-name="T24">circlePaint</text:span>.setStyle(Paint.Style.<text:span text:style-name="T23">FILL</text:span>);</text:p>
      <text:p text:style-name="P27"><text:span text:style-name="T24">circlePaint</text:span>.setAntiAlias(<text:span text:style-name="T4">true</text:span>);</text:p>
      <text:p text:style-name="P27"><text:span text:style-name="T24">circlePaint</text:span>.setColor(<text:span text:style-name="T24">mCircleColor</text:span>);</text:p>
      <text:p text:style-name="P27">canvas.drawCircle(halfWidth, halfHeight, radius, <text:span text:style-name="T24">circlePaint</text:span>);</text:p>
      <text:p text:style-name="P27"><text:span text:style-name="T24">circlePaint</text:span>.setColor(<text:span text:style-name="T24">mLabelColor</text:span>);</text:p>
      <text:p text:style-name="P27"><text:span text:style-name="T24">circlePaint</text:span>.setTextAlign(Paint.Align.<text:span text:style-name="T23">CENTER</text:span>);</text:p>
      <text:p text:style-name="P27"><text:span text:style-name="T24">circlePaint</text:span>.setTextSize(<text:span text:style-name="T7">50</text:span>);</text:p>
      <text:p text:style-name="P30"><text:span text:style-name="T16">canvas.drawText(</text:span><text:span text:style-name="T24">mCircleLabel</text:span><text:span text:style-name="T16">, halfWidth, halfHeight, </text:span><text:span text:style-name="T24">circlePaint</text:span><text:span text:style-name="T16">);</text:span></text:p>
      <text:p text:style-name="P30"><text:span text:style-name="T16"/></text:p>
      <text:p text:style-name="P18"><text:span text:style-name="T32">(</text:span>setAntiAlias: chỉnh flag ANTI_ALIAS_FLAG để vẽ các đường cạnh mịn<text:span text:style-name="T32">).</text:span></text:p>
      <text:p text:style-name="P19">Tùy chỉnh thông qua đối tượng Paint (các hàm set của circlePaint) và thực hiện vẽ thông qua đối tượng canvas truyền vào hàm.</text:p>
      <text:p text:style-name="P20">7. Xử lý các gesture bằng việc override hàm onTouchEvent (không bắt buộ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4:19:33.262361820</meta:creation-date>
    <dc:date>2017-07-18T15:22:11.367245008</dc:date>
    <meta:editing-duration>PT1H2M26S</meta:editing-duration>
    <meta:editing-cycles>32</meta:editing-cycles>
    <meta:generator>LibreOffice/5.2.2.2$Linux_X86_64 LibreOffice_project/20m0$Build-2</meta:generator>
    <meta:document-statistic meta:table-count="0" meta:image-count="0" meta:object-count="0" meta:page-count="2" meta:paragraph-count="72" meta:word-count="669" meta:character-count="4479" meta:non-whitespace-character-count="3715"/>
  </office:meta>
</office:document-meta>
</file>